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"Oh! You must be the Heavenly Maidens
that the Knight Commander told us about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